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4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hne" svg:font-family="Sohne, system-ui, sans-serif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1b1e56" officeooo:paragraph-rsid="001b1e56"/>
    </style:style>
    <style:style style:name="P2" style:family="paragraph" style:parent-style-name="Standard">
      <style:text-properties officeooo:rsid="001b1e56" officeooo:paragraph-rsid="001ee98e"/>
    </style:style>
    <style:style style:name="P3" style:family="paragraph" style:parent-style-name="Standard">
      <style:text-properties officeooo:rsid="001c7be7" officeooo:paragraph-rsid="001c7be7"/>
    </style:style>
    <style:style style:name="P4" style:family="paragraph" style:parent-style-name="Standard">
      <style:text-properties officeooo:rsid="001d8f90" officeooo:paragraph-rsid="001d8f90"/>
    </style:style>
    <style:style style:name="P5" style:family="paragraph" style:parent-style-name="Standard">
      <style:text-properties officeooo:rsid="001ee98e" officeooo:paragraph-rsid="001ee98e"/>
    </style:style>
    <style:style style:name="P6" style:family="paragraph" style:parent-style-name="Standard">
      <style:text-properties officeooo:rsid="001ee98e" officeooo:paragraph-rsid="001eeafa"/>
    </style:style>
    <style:style style:name="P7" style:family="paragraph" style:parent-style-name="Standard">
      <style:text-properties fo:font-weight="bold" officeooo:rsid="001ee98e" officeooo:paragraph-rsid="001ee98e" style:font-weight-asian="bold" style:font-weight-complex="bold"/>
    </style:style>
    <style:style style:name="P8" style:family="paragraph" style:parent-style-name="Standard">
      <style:text-properties fo:font-size="15pt" fo:font-weight="bold" officeooo:rsid="001ee98e" officeooo:paragraph-rsid="001ee98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eeafa" officeooo:paragraph-rsid="001eeafa" style:font-size-asian="15pt" style:font-weight-asian="bold" style:font-size-complex="15pt" style:font-weight-complex="bold"/>
    </style:style>
    <style:style style:name="T1" style:family="text">
      <style:text-properties officeooo:rsid="001c7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eafa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compatibilidad con el servidor web con Ruby depende de los Framework utilizados</text:p>
      <text:p text:style-name="P5"/>
      <text:p text:style-name="P8">Servidores Web</text:p>
      <text:p text:style-name="P5"/>
      <text:p text:style-name="P5">Apache</text:p>
      <text:p text:style-name="P5"/>
      <text:p text:style-name="P5">Nginx</text:p>
      <text:p text:style-name="P5"/>
      <text:p text:style-name="P6">Falcon</text:p>
      <text:p text:style-name="P6"/>
      <text:p text:style-name="P5"><text:span text:style-name="T4">Servidores de Aplicación.</text:span></text:p>
      <text:p text:style-name="P5"/>
      <text:p text:style-name="P5"><text:span text:style-name="T2">Phusion Passenger</text:span>: <text:span text:style-name="T3">es un servidor de aplicaciones, gestiona aplicaciones webs con facilidad</text:span></text:p>
      <text:p text:style-name="P5"/>
      <text:p text:style-name="P5"><text:span text:style-name="T2">Unicorn: </text:span>dedicado antender unicamente a clientes rápidamente,conexión rapida y baja latencia</text:p>
      <text:p text:style-name="P5"/>
      <text:p text:style-name="P6"><text:span text:style-name="T2">Puma: </text:span><text:s/><text:span text:style-name="T3">va junto apache o Nginx </text:span>.Puma dedicado a aplicaciones web en Ruby ofrece una gran velocidad, es pequeña biblioteca que ofrece velocidad.</text:p>
      <text:p text:style-name="P5"/>
      <text:p text:style-name="P7">Webrick</text:p>
      <text:p text:style-name="P2"/>
      <text:p text:style-name="P2"/>
      <text:p text:style-name="P9">EDITOR DE TEXTO/ IDE’s </text:p>
      <text:p text:style-name="P1"/>
      <text:p text:style-name="P1"><text:span text:style-name="T2">Ruby mine:</text:span> Creado por <text:span text:style-name="T2">JETBRAINS</text:span> de los creadores de <text:span text:style-name="T5">intellij</text:span> o <text:span text:style-name="T5">Pychar</text:span>, es IDE <text:span text:style-name="T2">mas comercial</text:span> de Ruby. <text:span text:style-name="T1">Es un IDE dedicado a Ruby, teniendo sus complementos como ajuste para Ruby, muy llamativo, intuitivo y mas comercial</text:span></text:p>
      <text:p text:style-name="P1"/>
      <text:p text:style-name="P1"><text:span text:style-name="T2">Aptana Studio:</text:span> Creado por Aptana, inc Es un IDE de codigo <text:span text:style-name="T5">libre basado en eclipse</text:span> y soporta varios Lenguajes, entre uno de ellos es <text:span text:style-name="T2">Ruby on Rails</text:span>, es la versión gratuita <text:span text:style-name="T1">y no tan dedicado a Ruby, pero te hacer salir del paso.</text:span></text:p>
      <text:p text:style-name="P1"/>
      <text:p text:style-name="P3"><text:span text:style-name="T2">Atom:</text:span> Es el editor de texto creado por github asi que tiene integrado git, la mayor parte del IDE es de software libre, pero a <text:span text:style-name="T2">dia de hoy esta descontinuado </text:span>y ya no tiene soporte.</text:p>
      <text:p text:style-name="P3"/>
      <text:p text:style-name="P4"><text:span text:style-name="T2">vim/neonvim:</text:span> vim es editor de texto de <text:span text:style-name="T2">consola</text:span> pero con el potencial que tiene para codificar Ruby, puede llegar hacer dificil de usar en consola.</text:p>
      <text:p text:style-name="P4"/>
      <text:p text:style-name="P4"><text:span text:style-name="T2">Visual Studio Code:</text:span> Con <text:span text:style-name="T2">plugins se puede conseguir programar </text:span>con Ruby, es mas flexible y de manera de usar mas intuitiva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4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hne" svg:font-family="Sohne, system-ui, sans-serif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08:51:56.882100536</meta:creation-date>
    <dc:date>2025-10-01T10:02:45.532164449</dc:date>
    <meta:editing-duration>PT6M9S</meta:editing-duration>
    <meta:editing-cycles>1</meta:editing-cycles>
    <meta:document-statistic meta:table-count="0" meta:image-count="0" meta:object-count="0" meta:page-count="1" meta:paragraph-count="16" meta:word-count="233" meta:character-count="1383" meta:non-whitespace-character-count="1163"/>
    <meta:generator>LibreOffice/24.2.7.2$Linux_X86_64 LibreOffice_project/420$Build-2</meta:generator>
  </office:meta>
</office:document-meta>
</file>